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Verdana1" svg:font-family="Verdana"/>
    <style:font-face style:name="Verdana" svg:font-family="Verdana"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9898in"/>
    </style:style>
    <style:style style:name="co2" style:family="table-column">
      <style:table-column-properties fo:break-before="auto" style:column-width="2.1772in"/>
    </style:style>
    <style:style style:name="co3" style:family="table-column">
      <style:table-column-properties fo:break-before="auto" style:column-width="2.2398in"/>
    </style:style>
    <style:style style:name="co4" style:family="table-column">
      <style:table-column-properties fo:break-before="auto" style:column-width="8.9689in"/>
    </style:style>
    <style:style style:name="co5" style:family="table-column">
      <style:table-column-properties fo:break-before="auto" style:column-width="1.6772in"/>
    </style:style>
    <style:style style:name="co6" style:family="table-column">
      <style:table-column-properties fo:break-before="auto" style:column-width="3.8335in"/>
    </style:style>
    <style:style style:name="co7" style:family="table-column">
      <style:table-column-properties fo:break-before="auto" style:column-width="8.5102in"/>
    </style:style>
    <style:style style:name="co8" style:family="table-column">
      <style:table-column-properties fo:break-before="auto" style:column-width="0.8854in"/>
    </style:style>
    <style:style style:name="co9" style:family="table-column">
      <style:table-column-properties fo:break-before="auto" style:column-width="0.75in"/>
    </style:style>
    <style:style style:name="ro1" style:family="table-row">
      <style:table-row-properties style:row-height="0.2083in" fo:break-before="auto" style:use-optimal-row-height="true"/>
    </style:style>
    <style:style style:name="ro2" style:family="table-row">
      <style:table-row-properties style:row-height="2.1346in" fo:break-before="auto" style:use-optimal-row-height="true"/>
    </style:style>
    <style:style style:name="ro3" style:family="table-row">
      <style:table-row-properties style:row-height="5.6591in" fo:break-before="auto" style:use-optimal-row-height="true"/>
    </style:style>
    <style:style style:name="ro4" style:family="table-row">
      <style:table-row-properties style:row-height="6.1874in" fo:break-before="auto" style:use-optimal-row-height="true"/>
    </style:style>
    <style:style style:name="ro5" style:family="table-row">
      <style:table-row-properties style:row-height="5.6874in" fo:break-before="auto" style:use-optimal-row-height="true"/>
    </style:style>
    <style:style style:name="ro6" style:family="table-row">
      <style:table-row-properties style:row-height="3.1925in" fo:break-before="auto" style:use-optimal-row-height="true"/>
    </style:style>
    <style:style style:name="ro7" style:family="table-row">
      <style:table-row-properties style:row-height="3.3681in" fo:break-before="auto" style:use-optimal-row-height="true"/>
    </style:style>
    <style:style style:name="ro8" style:family="table-row">
      <style:table-row-properties style:row-height="3.0161in" fo:break-before="auto" style:use-optimal-row-height="true"/>
    </style:style>
    <style:style style:name="ro9" style:family="table-row">
      <style:table-row-properties style:row-height="3.7602in" fo:break-before="auto" style:use-optimal-row-height="true"/>
    </style:style>
    <style:style style:name="ro10" style:family="table-row">
      <style:table-row-properties style:row-height="2.4874in" fo:break-before="auto" style:use-optimal-row-height="true"/>
    </style:style>
    <style:style style:name="ro11" style:family="table-row">
      <style:table-row-properties style:row-height="2.7709in" fo:break-before="auto" style:use-optimal-row-height="true"/>
    </style:style>
    <style:style style:name="ro12" style:family="table-row">
      <style:table-row-properties style:row-height="3.1665in" fo:break-before="auto" style:use-optimal-row-height="true"/>
    </style:style>
    <style:style style:name="ro13" style:family="table-row">
      <style:table-row-properties style:row-height="0.198in" fo:break-before="auto" style:use-optimal-row-height="true"/>
    </style:style>
    <style:style style:name="ta1" style:family="table" style:master-page-name="mp1">
      <style:table-properties table:display="true" style:writing-mode="lr-tb"/>
    </style:style>
    <number:text-style style:name="N100">
      <number:text-content/>
    </number:text-style>
    <style:style style:name="ce1"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 style:family="table-cell" style:parent-style-name="Default" style:data-style-name="N0"/>
    <style:style style:name="ce3" style:family="table-cell" style:parent-style-name="Default" style:data-style-name="N0">
      <style:table-cell-properties fo:border-bottom="none" fo:wrap-option="wrap" fo:border-left="2.01pt solid #999999" fo:border-right="2.01pt solid #999999" fo:border-top="2.01pt solid #999999" style:vertical-align="middle"/>
      <style:text-properties fo:color="#ffffff" style:font-name="Verdana" fo:font-size="8pt" fo:font-weight="bold" style:font-name-asian="Verdana1" style:font-size-asian="8pt" style:font-weight-asian="bold" style:font-name-complex="Verdana1" style:font-size-complex="8pt" style:font-weight-complex="bold"/>
    </style:style>
    <style:style style:name="ce4" style:family="table-cell" style:parent-style-name="Default" style:data-style-name="N0">
      <style:table-cell-properties style:text-align-source="fix" style:repeat-content="false" fo:wrap-option="wrap" style:vertical-align="automatic"/>
      <style:paragraph-properties fo:text-align="start" fo:margin-left="0in"/>
      <style:text-properties fo:font-weight="bold" style:font-weight-asian="bold" style:font-weight-complex="bold"/>
    </style:style>
    <style:style style:name="ce5"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6" style:family="table-cell" style:parent-style-name="Default" style:data-style-name="N0">
      <style:text-properties style:font-name="Liberation Sans1" style:font-name-asian="Liberation Sans1" style:font-name-complex="Liberation Sans1"/>
    </style:style>
    <style:style style:name="ce7" style:family="table-cell" style:parent-style-name="Default" style:data-style-name="N100">
      <style:table-cell-properties style:text-align-source="fix" style:repeat-content="false" fo:wrap-option="wrap" style:vertical-align="automatic"/>
      <style:paragraph-properties fo:text-align="start" fo:margin-left="0in"/>
      <style:text-properties fo:font-weight="bold" style:font-weight-asian="bold" style:font-weight-complex="bold"/>
    </style:style>
    <style:style style:name="ce8" style:family="table-cell" style:parent-style-name="Default" style:data-style-name="N100">
      <style:table-cell-properties style:text-align-source="fix" style:repeat-content="false" fo:wrap-option="wrap" style:vertical-align="automatic"/>
      <style:paragraph-properties fo:text-align="start" fo:margin-left="0in"/>
    </style:style>
    <style:style style:name="T1" style:family="text">
      <style:text-properties style:font-name="Liberation Sans1" style:font-name-asian="Liberation Sans1" style:font-name-complex="Liberation Sans1"/>
    </style:style>
  </office:automatic-styles>
  <office:body>
    <office:spreadsheet>
      <table:calculation-settings table:case-sensitive="false" table:search-criteria-must-apply-to-whole-cell="false"/>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5"/>
        <table:table-column table:style-name="co5" table:default-cell-style-name="ce5"/>
        <table:table-column table:style-name="co6" table:default-cell-style-name="ce2"/>
        <table:table-column table:style-name="co7" table:default-cell-style-name="ce8"/>
        <table:table-column table:style-name="co8" table:number-columns-repeated="1016" table:default-cell-style-name="ce2"/>
        <table:table-column table:style-name="co9" table:default-cell-style-name="ce2"/>
        <table:table-row table:style-name="ro1">
          <table:table-cell table:style-name="ce1" office:value-type="string">
            <text:p>Notification Name</text:p>
          </table:table-cell>
          <table:table-cell table:style-name="ce1" office:value-type="string">
            <text:p>Type of Down</text:p>
          </table:table-cell>
          <table:table-cell table:style-name="ce1" office:value-type="string">
            <text:p>Description</text:p>
          </table:table-cell>
          <table:table-cell table:style-name="ce4" office:value-type="string">
            <text:p>Rule</text:p>
          </table:table-cell>
          <table:table-cell table:style-name="ce4" office:value-type="string">
            <text:p>Destination Path</text:p>
          </table:table-cell>
          <table:table-cell table:style-name="ce1" office:value-type="string">
            <text:p>Subject</text:p>
          </table:table-cell>
          <table:table-cell table:style-name="ce7" office:value-type="string">
            <text:p>text message</text:p>
          </table:table-cell>
          <table:table-cell table:style-name="ce1" table:number-columns-repeated="1017"/>
        </table:table-row>
        <table:table-row table:style-name="ro2">
          <table:table-cell office:value-type="string">
            <text:p>Database_Major_Galera</text:p>
          </table:table-cell>
          <table:table-cell office:value-type="string">
            <text:p>nodeLostService</text:p>
          </table:table-cell>
          <table:table-cell office:value-type="string">
            <text:p>MySQL Cluster is down</text:p>
          </table:table-cell>
          <table:table-cell office:value-type="string">
            <text:p>(building=='Load-Balancers') &amp; (isMySqlDbPoller)</text:p>
          </table:table-cell>
          <table:table-cell office:value-type="string">
            <text:p>DNOC_sys</text:p>
          </table:table-cell>
          <table:table-cell office:value-type="string">
            <text:p>Critical Failure: MySQL Cluster is down</text:p>
          </table:table-cell>
          <table:table-cell office:value-type="string">
            <text:p>“Timestamp: %time%</text:p>
            <text:p>-------------------------------------------------------------</text:p>
            <text:p>This alarm indicates that MySQL Cluster is completely not responding.</text:p>
            <text:p/>
            <text:p>This service is critical ensure to call Level2 and the System team as soon as possible.</text:p>
            <text:p/>
            <text:p>Please escalate this to Level2 or if no level2 is available, refer to the oncall level2 located here </text:p>
            <text:p>http://dcmain/support/oncall/index.html</text:p>
            <text:p/>
            <text:p>If any Level2 does not respond, please escalate to Sohrab Falahatkar</text:p>
            <text:p/>
            <text:p>Interface/Reason: %parm[all]%”</text:p>
          </table:table-cell>
          <table:table-cell table:style-name="ce1" table:number-columns-repeated="1017"/>
        </table:table-row>
        <table:table-row table:style-name="ro3">
          <table:table-cell office:value-type="string">
            <text:p>DNS_Major_DNOC_all</text:p>
          </table:table-cell>
          <table:table-cell office:value-type="string">
            <text:p>nodedown</text:p>
          </table:table-cell>
          <table:table-cell office:value-type="string">
            <text:p>DNS node down</text:p>
          </table:table-cell>
          <table:table-cell office:value-type="string">
            <text:p>(building=='DNS')</text:p>
          </table:table-cell>
          <table:table-cell office:value-type="string">
            <text:p>DNOC_all</text:p>
          </table:table-cell>
          <table:table-cell office:value-type="string">
            <text:p>DV DNS %nodelabel% down</text:p>
          </table:table-cell>
          <table:table-cell office:value-type="string">
            <text:p>“Timestamp: %time%</text:p>
            <text:p>-------------------------------------------------------------</text:p>
            <text:p>Node %nodelabel% - %interface% (%service%) has stopped responding.</text:p>
            <text:p/>
            <text:p>This alarm indicates that %interface% - %service% has stopped responding.</text:p>
            <text:p/>
            <text:p>Validate whether the service is responding or not. </text:p>
            <text:p>You may need to either ping %interface%, attempt to SSH to %interface% or use a dig command or the nslookup tool</text:p>
            <text:p/>
            <text:p>Troubleshooting steps:</text:p>
            <text:p><text:s text:c="4"/></text:p>
            <text:p><text:s text:c="4"/>This command line tool should return in the ANSWER section</text:p>
            <text:p><text:s text:c="4"/>the ip address 172.30.64.215. The following command assumes</text:p>
            <text:p><text:s text:c="4"/>that the client profile blocks the pornography categroy.</text:p>
            <text:p><text:s text:c="4"/></text:p>
            <text:p><text:s text:c="4"/>From a linux computer:</text:p>
            <text:p><text:s text:c="8"/>&gt; dig @%interface% porn.com</text:p>
            <text:p><text:s text:c="8"/></text:p>
            <text:p><text:s text:c="4"/>From Windows:</text:p>
            <text:p><text:s text:c="8"/>&gt; nslookup </text:p>
            <text:p><text:s text:c="8"/>&gt; server %interface%</text:p>
            <text:p><text:s text:c="8"/>&gt; porn.com</text:p>
            <text:p><text:s text:c="8"/></text:p>
            <text:p><text:s text:c="8"/></text:p>
            <text:p>Please record all tests in a ticket.</text:p>
            <text:p/>
            <text:p>Please escalate this to Level2 or if no level2 is available, refer to the oncall level2 located here </text:p>
            <text:p>http://dcmain/support/oncall/index.html</text:p>
            <text:p/>
            <text:p>If any Level2 does not respond, please escalate to Sohrab Falahatkar</text:p>
            <text:p/>
            <text:p>Interface/Reason: %parm[all]%”</text:p>
          </table:table-cell>
          <table:table-cell table:number-columns-repeated="1017"/>
        </table:table-row>
        <table:table-row table:style-name="ro3">
          <table:table-cell office:value-type="string">
            <text:p>DNS_Minor_DNOC</text:p>
          </table:table-cell>
          <table:table-cell office:value-type="string">
            <text:p>nodeLostService</text:p>
          </table:table-cell>
          <table:table-cell office:value-type="string">
            <text:p>DNS interface down</text:p>
          </table:table-cell>
          <table:table-cell office:value-type="string">
            <text:p>(building=='DNS') &amp; <text:s/>(isICMP | isSSH | <text:s/>isSNMP)</text:p>
          </table:table-cell>
          <table:table-cell office:value-type="string">
            <text:p>dnoc</text:p>
          </table:table-cell>
          <table:table-cell office:value-type="string">
            <text:p>DNS Interface down</text:p>
          </table:table-cell>
          <table:table-cell office:value-type="string">
            <text:p>“Timestamp: %time%</text:p>
            <text:p>-------------------------------------------------------------</text:p>
            <text:p>Node %nodelabel% - %interface% (%service%) has stopped responding.</text:p>
            <text:p/>
            <text:p>This alarm indicates that %interface% - %service% has stopped responding.</text:p>
            <text:p/>
            <text:p>Validate whether the service is responding or not. </text:p>
            <text:p>You may need to either ping %interface%, attempt to SSH to %interface% or use a dig command or the nslookup tool</text:p>
            <text:p/>
            <text:p>Troubleshooting steps:</text:p>
            <text:p><text:s text:c="4"/></text:p>
            <text:p><text:s text:c="4"/>This command line tool should return in the ANSWER section</text:p>
            <text:p><text:s text:c="4"/>the ip address 172.30.64.215. The following command assumes</text:p>
            <text:p><text:s text:c="4"/>that the client profile blocks the pornography categroy.</text:p>
            <text:p><text:s text:c="4"/></text:p>
            <text:p><text:s text:c="4"/>From a linux computer:</text:p>
            <text:p><text:s text:c="8"/>&gt; dig @%interface% porn.com</text:p>
            <text:p><text:s text:c="8"/></text:p>
            <text:p><text:s text:c="4"/>From Windows:</text:p>
            <text:p><text:s text:c="8"/>&gt; nslookup </text:p>
            <text:p><text:s text:c="8"/>&gt; server %interface%</text:p>
            <text:p><text:s text:c="8"/>&gt; porn.com</text:p>
            <text:p><text:s text:c="8"/></text:p>
            <text:p><text:s text:c="8"/></text:p>
            <text:p>Please record all tests in a ticket.</text:p>
            <text:p/>
            <text:p>Please escalate this to Level2 or if no level2 is available, refer to the oncall level2 located here </text:p>
            <text:p>http://dcmain/support/oncall/index.html</text:p>
            <text:p/>
            <text:p>If any Level2 does not respond, please escalate to Sohrab Falahatkar</text:p>
            <text:p/>
            <text:p>Interface/Reason: %parm[all]%”</text:p>
          </table:table-cell>
          <table:table-cell table:number-columns-repeated="1017"/>
        </table:table-row>
        <table:table-row table:style-name="ro4">
          <table:table-cell office:value-type="string">
            <text:p>DVDNS_is_DOWN</text:p>
          </table:table-cell>
          <table:table-cell office:value-type="string">
            <text:p>nodedown</text:p>
          </table:table-cell>
          <table:table-cell office:value-type="string">
            <text:p>DV DNS node down</text:p>
          </table:table-cell>
          <table:table-cell office:value-type="string">
            <text:p>(IPADDR IPLIKE 172.30.64.223) &amp; (IPADDR IPLIKE 172.30.64.224) &amp; (IPADDR IPLIKE 172.30.64.225) &amp; (IPADDR IPLIKE 172.30.64.226) &amp; (IPADDR IPLIKE 172.30.64.233) &amp; (IPADDR IPLIKE 172.30.64.234) &amp; (IPADDR IPLIKE 172.30.64.235) &amp; (IPADDR IPLIKE 172.30.64.236)</text:p>
          </table:table-cell>
          <table:table-cell office:value-type="string">
            <text:p>DNOC_sys</text:p>
          </table:table-cell>
          <table:table-cell office:value-type="string">
            <text:p>DV DNS is DOWN</text:p>
          </table:table-cell>
          <table:table-cell office:value-type="string">
            <text:p>“Timestamp: %time%</text:p>
            <text:p>-------------------------------------------------------------</text:p>
            <text:p>This alarm indicates that DVDNS is completely not responding.</text:p>
            <text:p/>
            <text:p>Validate whether the service is responding or not. </text:p>
            <text:p/>
            <text:p>Troubleshooting steps:</text:p>
            <text:p><text:s text:c="4"/></text:p>
            <text:p><text:s text:c="4"/>This command line tool should return in the ANSWER section</text:p>
            <text:p><text:s text:c="4"/>the ip address 172.30.64.215. The following command assumes</text:p>
            <text:p><text:s text:c="4"/>that the client profile blocks the pornography categroy.</text:p>
            <text:p><text:s text:c="4"/></text:p>
            <text:p><text:s text:c="4"/>From a linux computer:</text:p>
            <text:p><text:s text:c="8"/>&gt; dig 172.30.64.210 porn.com</text:p>
            <text:p><text:s text:c="8"/>&gt; dig 172.30.64.220 porn.com</text:p>
            <text:p><text:s text:c="8"/></text:p>
            <text:p><text:s text:c="4"/>From Windows:</text:p>
            <text:p><text:s text:c="8"/>&gt; nslookup </text:p>
            <text:p><text:s text:c="8"/>&gt; server 172.30.64.210</text:p>
            <text:p><text:s text:c="8"/>&gt; porn.com</text:p>
            <text:p><text:s text:c="8"/></text:p>
            <text:p><text:s text:c="8"/>&gt; nslookup </text:p>
            <text:p><text:s text:c="8"/>&gt; server 172.30.64.220</text:p>
            <text:p><text:s text:c="8"/>&gt; porn.com</text:p>
            <text:p><text:s text:c="8"/></text:p>
            <text:p><text:s text:c="8"/></text:p>
            <text:p>Please record all tests in a ticket.</text:p>
            <text:p/>
            <text:p>Please escalate this to Level2 or if no level2 is available, refer to the oncall level2 located here </text:p>
            <text:p>http://dcmain/support/oncall/index.html</text:p>
            <text:p/>
            <text:p>If any Level2 does not respond, please escalate to Sohrab Falahatkar</text:p>
            <text:p/>
            <text:p>Interface/Reason: %parm[all]%”</text:p>
            <text:p/>
          </table:table-cell>
          <table:table-cell table:number-columns-repeated="1017"/>
        </table:table-row>
        <table:table-row table:style-name="ro5">
          <table:table-cell office:value-type="string">
            <text:p>DNS_Minor_DNOC_SYS</text:p>
          </table:table-cell>
          <table:table-cell office:value-type="string">
            <text:p>nodeLostService</text:p>
          </table:table-cell>
          <table:table-cell office:value-type="string">
            <text:p>DNS interface down</text:p>
          </table:table-cell>
          <table:table-cell office:value-type="string">
            <text:p>(building=='DNS') &amp; <text:s/>(isDVDNS-Content-Filtering | isDNS)</text:p>
          </table:table-cell>
          <table:table-cell office:value-type="string">
            <text:p>DNOC_sys</text:p>
          </table:table-cell>
          <table:table-cell office:value-type="string">
            <text:p>DV DNS %nodelabel% interface %interface% down</text:p>
          </table:table-cell>
          <table:table-cell office:value-type="string">
            <text:p>Timestamp: %time%</text:p>
            <text:p>-------------------------------------------------------------</text:p>
            <text:p>Node %nodelabel% - %interface% (%service%) has stopped responding.</text:p>
            <text:p/>
            <text:p>This alarm indicates that %interface% - %service% has stopped responding.</text:p>
            <text:p/>
            <text:p>Validate whether the service is responding or not. </text:p>
            <text:p>You may need to either ping %interface%, attempt to SSH to %interface% or use a dig command or the nslookup tool</text:p>
            <text:p/>
            <text:p>Troubleshooting steps:</text:p>
            <text:p><text:s text:c="4"/></text:p>
            <text:p><text:s text:c="4"/>This command line tool should return in the ANSWER section</text:p>
            <text:p><text:s text:c="4"/>the ip address 172.30.64.215. The following command assumes</text:p>
            <text:p><text:s text:c="4"/>that the client profile blocks the pornography categroy.</text:p>
            <text:p><text:s text:c="4"/></text:p>
            <text:p><text:s text:c="4"/>From a linux computer:</text:p>
            <text:p><text:s text:c="8"/>&gt; dig @%interface% porn.com</text:p>
            <text:p><text:s text:c="8"/></text:p>
            <text:p><text:s text:c="4"/>From Windows:</text:p>
            <text:p><text:s text:c="8"/>&gt; nslookup </text:p>
            <text:p><text:s text:c="8"/>&gt; server %interface%</text:p>
            <text:p><text:s text:c="8"/>&gt; porn.com</text:p>
            <text:p><text:s text:c="8"/></text:p>
            <text:p><text:s text:c="8"/></text:p>
            <text:p>Please record all tests in a ticket.</text:p>
            <text:p/>
            <text:p>Please escalate this to Level2 or if no level2 is available, refer to the oncall level2 located here </text:p>
            <text:p>http://dcmain/support/oncall/index.html</text:p>
            <text:p/>
            <text:p>If any Level2 does not respond, please escalate to Sohrab Falahatkar</text:p>
            <text:p/>
            <text:p>Interface/Reason: %parm[all]%</text:p>
          </table:table-cell>
          <table:table-cell table:number-columns-repeated="1017"/>
        </table:table-row>
        <table:table-row table:style-name="ro6">
          <table:table-cell office:value-type="string">
            <text:p>Firewall_Major_SYS_all</text:p>
          </table:table-cell>
          <table:table-cell office:value-type="string">
            <text:p>nodedown</text:p>
          </table:table-cell>
          <table:table-cell office:value-type="string">
            <text:p>firewall node down</text:p>
          </table:table-cell>
          <table:table-cell office:value-type="string">
            <text:p>(building=='Firewall')</text:p>
          </table:table-cell>
          <table:table-cell office:value-type="string">
            <text:p>SYS_all</text:p>
          </table:table-cell>
          <table:table-cell office:value-type="string">
            <text:p>%nodelabel% - %interface% - (%service%) DOWN - Please restore service.</text:p>
          </table:table-cell>
          <table:table-cell office:value-type="string">
            <text:p>"Timestamp: %time%</text:p>
            <text:p>-------------------------------------------------------------</text:p>
            <text:p>Node %nodelabel% - %interface% - %service% has stopped responding.</text:p>
            <text:p/>
            <text:p>This alarm indicates that a particular service %service% on the %interface% is no longer responding.</text:p>
            <text:p/>
            <text:p>Please refer to the troubleshooting instructions here:</text:p>
            <text:p/>
            <text:p><text:a xlink:href="http://wiki.dv/wiki/Troubleshooting_Instructions:_Firewall">http://wiki.dv/wiki/Troubleshooting_Instructions:_Firewall</text:a></text:p>
            <text:p/>
            <text:p>Please escalate this to Level2 or if no level2 is available, refer to the oncall level2 located here </text:p>
            <text:p>http://dcmain/support/oncall/index.html </text:p>
            <text:p/>
            <text:p>If any Level2 does not respond, please escalate to Sohrab Falahatkar</text:p>
            <text:p><text:s/></text:p>
            <text:p>Interface/Reason: %parm[all]%</text:p>
            <text:p/>
            <text:p>DVMonitoring"</text:p>
          </table:table-cell>
          <table:table-cell table:number-columns-repeated="1017"/>
        </table:table-row>
        <table:table-row table:style-name="ro6">
          <table:table-cell office:value-type="string">
            <text:p>Firewall_Minor_SYS_all</text:p>
          </table:table-cell>
          <table:table-cell office:value-type="string">
            <text:p>nodeLostService</text:p>
          </table:table-cell>
          <table:table-cell office:value-type="string">
            <text:p>firewall interface down</text:p>
          </table:table-cell>
          <table:table-cell office:value-type="string">
            <text:p>(building=='Firewall') &amp; (isICMP | isSNMP)</text:p>
          </table:table-cell>
          <table:table-cell office:value-type="string">
            <text:p>SYS_all</text:p>
          </table:table-cell>
          <table:table-cell office:value-type="string">
            <text:p>%nodelabel% - %interface% - (%service%) DOWN - Please restore service.</text:p>
          </table:table-cell>
          <table:table-cell office:value-type="string">
            <text:p>"Timestamp: %time%</text:p>
            <text:p>-------------------------------------------------------------</text:p>
            <text:p>Node %nodelabel% - %interface% - %service% has stopped responding.</text:p>
            <text:p/>
            <text:p>This alarm indicates that a particular service %service% on the %interface% is no longer responding.</text:p>
            <text:p/>
            <text:p>Please refer to the troubleshooting instructions here:</text:p>
            <text:p/>
            <text:p><text:a xlink:href="http://wiki.dv/wiki/Troubleshooting_Instructions:_Firewall">http://wiki.dv/wiki/Troubleshooting_Instructions:_Firewall</text:a></text:p>
            <text:p/>
            <text:p>Please escalate this to Level2 or if no level2 is available, refer to the oncall level2 located here </text:p>
            <text:p>http://dcmain/support/oncall/index.html </text:p>
            <text:p/>
            <text:p>If any Level2 does not respond, please escalate to Sohrab Falahatkar</text:p>
            <text:p><text:s/></text:p>
            <text:p>Interface/Reason: %parm[all]%</text:p>
            <text:p/>
            <text:p>DVMonitoring"</text:p>
          </table:table-cell>
          <table:table-cell table:number-columns-repeated="1017"/>
        </table:table-row>
        <table:table-row table:style-name="ro6">
          <table:table-cell office:value-type="string">
            <text:p>Load-Balancers_Major_DNOC_SYS</text:p>
          </table:table-cell>
          <table:table-cell office:value-type="string">
            <text:p>nodedown</text:p>
          </table:table-cell>
          <table:table-cell office:value-type="string">
            <text:p>Load-Balancers node down</text:p>
          </table:table-cell>
          <table:table-cell office:value-type="string">
            <text:p>(building=='Load-Balancers')</text:p>
          </table:table-cell>
          <table:table-cell office:value-type="string">
            <text:p>SYS_all</text:p>
          </table:table-cell>
          <table:table-cell office:value-type="string">
            <text:p>%nodelabel% - %interface% - (%service%) DOWN - Please restore service.</text:p>
          </table:table-cell>
          <table:table-cell office:value-type="string">
            <text:p>"Timestamp: %time%</text:p>
            <text:p>-------------------------------------------------------------</text:p>
            <text:p>Node %nodelabel% - %interface% - %service% has stopped responding.</text:p>
            <text:p/>
            <text:p>This alarm indicates that a particular service %service% on the %interface% is no longer responding.</text:p>
            <text:p/>
            <text:p>Please refer to the troubleshooting instructions here:</text:p>
            <text:p/>
            <text:p><text:a xlink:href="http://wiki.dv/wiki/Troubleshooting_Instructions:_Load-Balancers">http://wiki.dv/wiki/Troubleshooting_Instructions:_Load-Balancers</text:a></text:p>
            <text:p/>
            <text:p>Please escalate this to Level2 or if no level2 is available, refer to the oncall level2 located here </text:p>
            <text:p>http://dcmain/support/oncall/index.html </text:p>
            <text:p/>
            <text:p>If any Level2 does not respond, please escalate to Sohrab Falahatkar</text:p>
            <text:p><text:s/></text:p>
            <text:p>Interface/Reason: %parm[all]%</text:p>
            <text:p/>
            <text:p>DVMonitoring"</text:p>
          </table:table-cell>
          <table:table-cell table:number-columns-repeated="1017"/>
        </table:table-row>
        <table:table-row table:style-name="ro6">
          <table:table-cell office:value-type="string">
            <text:p>Load-Balancers_Minor_SYS_all</text:p>
          </table:table-cell>
          <table:table-cell office:value-type="string">
            <text:p>nodeLostService</text:p>
          </table:table-cell>
          <table:table-cell office:value-type="string">
            <text:p>Load-Balancers interface down</text:p>
          </table:table-cell>
          <table:table-cell office:value-type="string">
            <text:p>(building=='Load-Balancers') &amp; (isICMP | isSNMP | isSSH | isHTTPS)</text:p>
          </table:table-cell>
          <table:table-cell office:value-type="string">
            <text:p>SYS_all</text:p>
          </table:table-cell>
          <table:table-cell office:value-type="string">
            <text:p>%nodelabel% - %interface% - (%service%) DOWN - Please restore service.</text:p>
          </table:table-cell>
          <table:table-cell office:value-type="string">
            <text:p>"Timestamp: %time%</text:p>
            <text:p>-------------------------------------------------------------</text:p>
            <text:p>Node %nodelabel% - %interface% - %service% has stopped responding.</text:p>
            <text:p/>
            <text:p>This alarm indicates that a particular service %service% on the %interface% is no longer responding.</text:p>
            <text:p/>
            <text:p>Please refer to the troubleshooting instructions here:</text:p>
            <text:p/>
            <text:p><text:a xlink:href="http://wiki.dv/wiki/Troubleshooting_Instructions:_Load-Balancers">http://wiki.dv/wiki/Troubleshooting_Instructions:_Load-Balancers</text:a></text:p>
            <text:p/>
            <text:p>Please escalate this to Level2 or if no level2 is available, refer to the oncall level2 located here </text:p>
            <text:p>http://dcmain/support/oncall/index.html </text:p>
            <text:p/>
            <text:p>If any Level2 does not respond, please escalate to Sohrab Falahatkar</text:p>
            <text:p><text:s/></text:p>
            <text:p>Interface/Reason: %parm[all]%</text:p>
            <text:p/>
            <text:p>DVMonitoring"</text:p>
          </table:table-cell>
          <table:table-cell table:number-columns-repeated="1017"/>
        </table:table-row>
        <table:table-row table:style-name="ro7">
          <table:table-cell office:value-type="string">
            <text:p>Mail_DMC_DNOC_SYS</text:p>
          </table:table-cell>
          <table:table-cell office:value-type="string">
            <text:p>nodedown</text:p>
          </table:table-cell>
          <table:table-cell office:value-type="string">
            <text:p>DMC mail node down</text:p>
          </table:table-cell>
          <table:table-cell office:value-type="string">
            <text:p>(building=='Mail') &amp; (IPADDR IPLIKE 172.30.65.200) &amp; (isICMP | isSNMP | isSMTP| isSMTPs | isIMAP )</text:p>
          </table:table-cell>
          <table:table-cell office:value-type="string">
            <text:p>DNOC_systems</text:p>
          </table:table-cell>
          <table:table-cell office:value-type="string">
            <text:p>DMC mail node %nodelabel% down</text:p>
          </table:table-cell>
          <table:table-cell office:value-type="string">
            <text:p>"Timestamp: %time%</text:p>
            <text:p>-------------------------------------------------------------</text:p>
            <text:p>Node %nodelabel% - %interface% (%service%) has stopped responding.</text:p>
            <text:p/>
            <text:p>This alarm indicates that %interface% - %service% has stopped responding.</text:p>
            <text:p/>
            <text:p>Validate whether the service is responding or not. </text:p>
            <text:p>You may need to either ping %interface%, attempt to SSH to %interface% or attempt to browse to http://%interface%</text:p>
            <text:p/>
            <text:p>Please record all tests in a ticket.</text:p>
            <text:p/>
            <text:p>Please escalate this to Level2 or if no level2 is available, refer to the oncall level2 located here </text:p>
            <text:p>http://dcmain/support/oncall/index.html</text:p>
            <text:p/>
            <text:p>If any Level2 does not respond, please escalate to Sohrab Falahatkar</text:p>
            <text:p/>
            <text:p>Interface/Reason: %parm[all]%</text:p>
            <text:p/>
            <text:p>DVMonitoring"</text:p>
          </table:table-cell>
          <table:table-cell table:number-columns-repeated="1017"/>
        </table:table-row>
        <table:table-row table:style-name="ro6">
          <table:table-cell office:value-type="string">
            <text:p>Mail_DMC_DNOC_SYS_all</text:p>
          </table:table-cell>
          <table:table-cell office:value-type="string">
            <text:p>nodeLostService</text:p>
          </table:table-cell>
          <table:table-cell office:value-type="string">
            <text:p>Mail Interface down</text:p>
          </table:table-cell>
          <table:table-cell office:value-type="string">
            <text:p>(building=='Mail') &amp; !(IPADDR IPLIKE 172.30.65.200) &amp; (isICMP | isSMTP| isSSH )</text:p>
          </table:table-cell>
          <table:table-cell office:value-type="string">
            <text:p>SYS_all</text:p>
          </table:table-cell>
          <table:table-cell table:style-name="ce6" office:value-type="string">
            <text:p>%nodelabel% - %interface% - (%service%) DOWN - Please restore service.</text:p>
          </table:table-cell>
          <table:table-cell office:value-type="string">
            <text:p>"Timestamp: %time%</text:p>
            <text:p>-------------------------------------------------------------</text:p>
            <text:p>Node %nodelabel% - %interface% - %service% has stopped responding.</text:p>
            <text:p/>
            <text:p>This alarm indicates that a particular service %service% on the %interface% is no longer responding.</text:p>
            <text:p/>
            <text:p>Please refer to the troubleshooting instructions here:</text:p>
            <text:p/>
            <text:p><text:a xlink:href="http://wiki.dv/wiki/Troubleshooting_Instructions:_Mail">http://wiki.dv/wiki/Troubleshooting_Instructions:_Mail</text:a></text:p>
            <text:p/>
            <text:p>Please escalate this to Level2 or if no level2 is available, refer to the oncall level2 located here </text:p>
            <text:p>http://dcmain/support/oncall/index.html </text:p>
            <text:p/>
            <text:p>If any Level2 does not respond, please escalate to Sohrab Falahatkar</text:p>
            <text:p><text:s/></text:p>
            <text:p>Interface/Reason: %parm[all]%</text:p>
            <text:p/>
            <text:p>DVMonitoring"</text:p>
          </table:table-cell>
          <table:table-cell table:number-columns-repeated="1017"/>
        </table:table-row>
        <table:table-row table:style-name="ro8">
          <table:table-cell office:value-type="string">
            <text:p>Mail_Major_SYS_all</text:p>
          </table:table-cell>
          <table:table-cell office:value-type="string">
            <text:p>nodedown</text:p>
          </table:table-cell>
          <table:table-cell office:value-type="string">
            <text:p>Mail node down</text:p>
          </table:table-cell>
          <table:table-cell office:value-type="string">
            <text:p>(building=='Mail') &amp; !(IPADDR IPLIKE 172.30.65.200)</text:p>
          </table:table-cell>
          <table:table-cell office:value-type="string">
            <text:p>SYS_all</text:p>
          </table:table-cell>
          <table:table-cell table:style-name="ce6" office:value-type="string">
            <text:p>%nodelabel% - %interface% - (%service%) DOWN - Please restore service.</text:p>
          </table:table-cell>
          <table:table-cell office:value-type="string">
            <text:p>"Timestamp: %time%</text:p>
            <text:p>-------------------------------------------------------------</text:p>
            <text:p>Node %nodelabel% - %interface% - %service% has stopped responding.</text:p>
            <text:p/>
            <text:p>This alarm indicates that a particular service %service% on the %interface% is no longer responding.</text:p>
            <text:p/>
            <text:p>Please refer to the troubleshooting instructions here:</text:p>
            <text:p/>
            <text:p><text:span text:style-name="T1"><text:a xlink:href="http://wiki.dv/wiki/Troubleshooting_Instructions:_Mail">http://wiki.dv/wiki/Troubleshooting_Instructions:_Mail</text:a></text:span></text:p>
            <text:p>Please escalate this to Level2 or if no level2 is available, refer to the oncall level2 located here </text:p>
            <text:p>http://dcmain/support/oncall/index.html </text:p>
            <text:p/>
            <text:p>If any Level2 does not respond, please escalate to Sohrab Falahatkar</text:p>
            <text:p><text:s/></text:p>
            <text:p>Interface/Reason: %parm[all]%</text:p>
            <text:p/>
            <text:p>DVMonitoring"</text:p>
          </table:table-cell>
          <table:table-cell table:number-columns-repeated="1017"/>
        </table:table-row>
        <table:table-row table:style-name="ro9">
          <table:table-cell office:value-type="string">
            <text:p>Nagios_minor_DNOC_all</text:p>
          </table:table-cell>
          <table:table-cell office:value-type="string">
            <text:p>nodeLostService</text:p>
          </table:table-cell>
          <table:table-cell office:value-type="string">
            <text:p>Nagios interface down</text:p>
          </table:table-cell>
          <table:table-cell office:value-type="string">
            <text:p>(building=='Monitoring') &amp; (IPADDR IPLIKE 172.30.32.200) &amp; (isICMP | isSNMP | isSSH | isHTTP)</text:p>
          </table:table-cell>
          <table:table-cell office:value-type="string">
            <text:p>DNOC_all</text:p>
          </table:table-cell>
          <table:table-cell office:value-type="string">
            <text:p>Nagios %nodelabel% interface %interface% down</text:p>
          </table:table-cell>
          <table:table-cell office:value-type="string">
            <text:p>"Timestamp: %time%</text:p>
            <text:p>-------------------------------------------------------------</text:p>
            <text:p>Node %nodelabel% - %interface% (%service%) has stopped responding.</text:p>
            <text:p/>
            <text:p>This alarm indicates that %interface% - %service% has stopped responding.</text:p>
            <text:p/>
            <text:p>Validate whether the service is responding or not. </text:p>
            <text:p>You may need to either ping %interface%, attempt to SSH to %interface% or attempt to browse to http://%interface%</text:p>
            <text:p/>
            <text:p>Please record all tests in a ticket.</text:p>
            <text:p/>
            <text:p>Please escalate this to Level2 or if no level2 is available, refer to the oncall level2 located here </text:p>
            <text:p>http://dcmain/support/oncall/index.html</text:p>
            <text:p/>
            <text:p>If any Level2 does not respond, please escalate to Sohrab Falahatkar</text:p>
            <text:p/>
            <text:p>Interface/Reason: %parm[all]%</text:p>
            <text:p/>
            <text:p>DVMonitoring"</text:p>
          </table:table-cell>
          <table:table-cell table:number-columns-repeated="1017"/>
        </table:table-row>
        <table:table-row table:style-name="ro9">
          <table:table-cell office:value-type="string">
            <text:p>Nagios_major_DNOC_all</text:p>
          </table:table-cell>
          <table:table-cell office:value-type="string">
            <text:p>nodedown</text:p>
          </table:table-cell>
          <table:table-cell office:value-type="string">
            <text:p>Nagios node down</text:p>
          </table:table-cell>
          <table:table-cell office:value-type="string">
            <text:p>(building=='Monitoring') &amp; (IPADDR IPLIKE 172.30.32.200)</text:p>
          </table:table-cell>
          <table:table-cell office:value-type="string">
            <text:p>DNOC_all</text:p>
          </table:table-cell>
          <table:table-cell office:value-type="string">
            <text:p>Nagios node %nodelabel% DOWN</text:p>
          </table:table-cell>
          <table:table-cell office:value-type="string">
            <text:p>"Timestamp: %time%</text:p>
            <text:p>-------------------------------------------------------------</text:p>
            <text:p>Node %nodelabel% has stopped responding.</text:p>
            <text:p/>
            <text:p>This alarm indicates that %nodelabel% is DOWN.</text:p>
            <text:p/>
            <text:p>Validate whether the service is responding or not. </text:p>
            <text:p>You may need to either ping %interface%, attempt to SSH to %interface% or attempt to browse to http://%interface%</text:p>
            <text:p/>
            <text:p>Please record all tests in a ticket.</text:p>
            <text:p/>
            <text:p>Please escalate this to Level2 or if no level2 is available, refer to the oncall level2 located here </text:p>
            <text:p>http://dcmain/support/oncall/index.html</text:p>
            <text:p/>
            <text:p>If any Level2 does not respond, please escalate to Sohrab Falahatkar</text:p>
            <text:p/>
            <text:p>Interface/Reason: %parm[all]%</text:p>
            <text:p/>
            <text:p>DVMonitoring"</text:p>
          </table:table-cell>
          <table:table-cell table:number-columns-repeated="1017"/>
        </table:table-row>
        <table:table-row table:style-name="ro9">
          <table:table-cell office:value-type="string">
            <text:p>Monitoring_Minor_DNOC_sys</text:p>
          </table:table-cell>
          <table:table-cell office:value-type="string">
            <text:p>nodeLostService</text:p>
          </table:table-cell>
          <table:table-cell office:value-type="string">
            <text:p>monitoring interface down</text:p>
          </table:table-cell>
          <table:table-cell office:value-type="string">
            <text:p>(building=='Monitoring') &amp; !(IPADDR IPLIKE 172.30.32.200) &amp; (isICMP | isSNMP | isSSH | isHTTP)</text:p>
          </table:table-cell>
          <table:table-cell office:value-type="string">
            <text:p>DNOC_sys</text:p>
          </table:table-cell>
          <table:table-cell office:value-type="string">
            <text:p>Dashboard %nodelabel% interface down</text:p>
          </table:table-cell>
          <table:table-cell office:value-type="string">
            <text:p>"Timestamp: %time%</text:p>
            <text:p>-------------------------------------------------------------</text:p>
            <text:p>Node %nodelabel% - %interface% (%service%) has stopped responding.</text:p>
            <text:p/>
            <text:p>This alarm indicates that %interface% - %service% has stopped responding.</text:p>
            <text:p/>
            <text:p>Validate whether the service is responding or not. </text:p>
            <text:p>You may need to either ping %interface%, attempt to SSH to %interface% or attempt to browse to http://%interface%</text:p>
            <text:p/>
            <text:p>Please record all tests in a ticket.</text:p>
            <text:p/>
            <text:p>Please escalate this to Level2 or if no level2 is available, refer to the oncall level2 located here </text:p>
            <text:p>http://dcmain/support/oncall/index.html</text:p>
            <text:p/>
            <text:p>If any Level2 does not respond, please escalate to Sohrab Falahatkar</text:p>
            <text:p/>
            <text:p>Interface/Reason: %parm[all]%</text:p>
            <text:p/>
            <text:p>DVMonitoring"</text:p>
          </table:table-cell>
          <table:table-cell table:number-columns-repeated="1017"/>
        </table:table-row>
        <table:table-row table:style-name="ro9">
          <table:table-cell office:value-type="string">
            <text:p>Monitoring_Major_DNOC_sys</text:p>
          </table:table-cell>
          <table:table-cell office:value-type="string">
            <text:p>nodedown</text:p>
          </table:table-cell>
          <table:table-cell office:value-type="string">
            <text:p>monitoring node down</text:p>
          </table:table-cell>
          <table:table-cell office:value-type="string">
            <text:p>(building=='Monitoring') &amp; !(IPADDR IPLIKE 172.30.32.200)</text:p>
          </table:table-cell>
          <table:table-cell office:value-type="string">
            <text:p>DNOC_sys</text:p>
          </table:table-cell>
          <table:table-cell office:value-type="string">
            <text:p>Dashboard %nodelabel% node down</text:p>
          </table:table-cell>
          <table:table-cell office:value-type="string">
            <text:p>"Timestamp: %time%</text:p>
            <text:p>-------------------------------------------------------------</text:p>
            <text:p>Node %nodelabel% has stopped responding.</text:p>
            <text:p/>
            <text:p>This alarm indicates that %nodelabel% is DOWN.</text:p>
            <text:p/>
            <text:p>Validate whether the service is responding or not. </text:p>
            <text:p>You may need to either ping %interface%, attempt to SSH to %interface% or attempt to browse to http://%interface%</text:p>
            <text:p/>
            <text:p>Please record all tests in a ticket.</text:p>
            <text:p/>
            <text:p>Please escalate this to Level2 or if no level2 is available, refer to the oncall level2 located here </text:p>
            <text:p>http://dcmain/support/oncall/index.html</text:p>
            <text:p/>
            <text:p>If any Level2 does not respond, please escalate to Sohrab Falahatkar</text:p>
            <text:p/>
            <text:p>Interface/Reason: %parm[all]%</text:p>
            <text:p/>
            <text:p>DVMonitoring"</text:p>
          </table:table-cell>
          <table:table-cell table:number-columns-repeated="1017"/>
        </table:table-row>
        <table:table-row table:style-name="ro5">
          <table:table-cell office:value-type="string">
            <text:p>Networks_Major_DNOC_SYS</text:p>
          </table:table-cell>
          <table:table-cell office:value-type="string">
            <text:p>nodedown</text:p>
          </table:table-cell>
          <table:table-cell office:value-type="string">
            <text:p>Networks node down</text:p>
          </table:table-cell>
          <table:table-cell office:value-type="string">
            <text:p>(building=='Networks')</text:p>
          </table:table-cell>
          <table:table-cell office:value-type="string">
            <text:p>DNOC_sys</text:p>
          </table:table-cell>
          <table:table-cell office:value-type="string">
            <text:p>%nodelabel% - Interface: %interface%-%ifalias% Service: %service% Down</text:p>
          </table:table-cell>
          <table:table-cell office:value-type="string">
            <text:p>%time%</text:p>
            <text:p/>
            <text:p>-------------------------------------------------------------</text:p>
            <text:p/>
            <text:p>This email is to notify you that node %nodelabel% has suffered a problem.</text:p>
            <text:p/>
            <text:p><text:s/></text:p>
            <text:p/>
            <text:p>%interface%-%ifalias% %service% interface is not responding.</text:p>
            <text:p/>
            <text:p><text:s/></text:p>
            <text:p/>
            <text:p>Please investigate immediately by speaking with a Level 2.</text:p>
            <text:p/>
            <text:p>If a Level 2 is not available, please refer to the on call schedule from the below link:</text:p>
            <text:p/>
            <text:p>http://dcmain/support/oncall/index.html</text:p>
            <text:p/>
            <text:p><text:s/></text:p>
            <text:p/>
            <text:p>If no Level 2 is available, please call Sohrab Falahatkar</text:p>
            <text:p/>
            <text:p><text:s/></text:p>
            <text:p/>
            <text:p>Interface/Reason: %parm[all]%</text:p>
            <text:p/>
            <text:p><text:s/></text:p>
            <text:p/>
            <text:p>DVMonitoring</text:p>
          </table:table-cell>
          <table:table-cell table:number-columns-repeated="1017"/>
        </table:table-row>
        <table:table-row table:style-name="ro5">
          <table:table-cell office:value-type="string">
            <text:p>Networks_Minor_DNOC_sys</text:p>
          </table:table-cell>
          <table:table-cell office:value-type="string">
            <text:p>nodeLostService</text:p>
          </table:table-cell>
          <table:table-cell office:value-type="string">
            <text:p>Networks interface down</text:p>
          </table:table-cell>
          <table:table-cell office:value-type="string">
            <text:p>(building=='Networks') &amp; (isICMP | isSNMP | isSSH | isRadiusAuth)</text:p>
          </table:table-cell>
          <table:table-cell office:value-type="string">
            <text:p>DNOC_sys</text:p>
          </table:table-cell>
          <table:table-cell office:value-type="string">
            <text:p>%nodelabel% - Interface: %interface%-%ifalias% Service: %service% Down</text:p>
          </table:table-cell>
          <table:table-cell office:value-type="string">
            <text:p>%time%</text:p>
            <text:p/>
            <text:p>-------------------------------------------------------------</text:p>
            <text:p/>
            <text:p>This email is to notify you that node %nodelabel% has suffered a problem.</text:p>
            <text:p/>
            <text:p><text:s/></text:p>
            <text:p/>
            <text:p>%interface%-%ifalias% %service% interface is not responding.</text:p>
            <text:p/>
            <text:p><text:s/></text:p>
            <text:p/>
            <text:p>Please investigate immediately by speaking with a Level 2.</text:p>
            <text:p/>
            <text:p>If a Level 2 is not available, please refer to the on call schedule from the below link:</text:p>
            <text:p/>
            <text:p>http://dcmain/support/oncall/index.html</text:p>
            <text:p/>
            <text:p><text:s/></text:p>
            <text:p/>
            <text:p>If no Level 2 is available, please call Sohrab Falahatkar</text:p>
            <text:p/>
            <text:p><text:s/></text:p>
            <text:p/>
            <text:p>Interface/Reason: %parm[all]%</text:p>
            <text:p/>
            <text:p><text:s/></text:p>
            <text:p/>
            <text:p>DVMonitoring</text:p>
          </table:table-cell>
          <table:table-cell table:number-columns-repeated="1017"/>
        </table:table-row>
        <table:table-row table:style-name="ro6">
          <table:table-cell office:value-type="string">
            <text:p>Power-Distribution_Minor_DNOC_SYS</text:p>
          </table:table-cell>
          <table:table-cell office:value-type="string">
            <text:p>nodeLostService</text:p>
          </table:table-cell>
          <table:table-cell office:value-type="string">
            <text:p>Power-Distribution interface down</text:p>
          </table:table-cell>
          <table:table-cell office:value-type="string">
            <text:p>(building=='Power-Distribution') &amp; (isHTTP | isSNMP | isICMP)</text:p>
          </table:table-cell>
          <table:table-cell office:value-type="string">
            <text:p>DNOC_sys</text:p>
          </table:table-cell>
          <table:table-cell office:value-type="string">
            <text:p>%nodelabel% - %interface% - (%service%) DOWN - Please restore service.</text:p>
          </table:table-cell>
          <table:table-cell office:value-type="string">
            <text:p>"Timestamp: %time%</text:p>
            <text:p>-------------------------------------------------------------</text:p>
            <text:p>Node %nodelabel% - %interface% - %service% has stopped responding.</text:p>
            <text:p/>
            <text:p>This alarm indicates that a particular service %service% on the %interface% is no longer responding.</text:p>
            <text:p/>
            <text:p>Please refer to the troubleshooting instructions here:</text:p>
            <text:p/>
            <text:p><text:a xlink:href="http://wiki.dv/wiki/Troubleshooting_Instructions:_Power-Distribution">http://wiki.dv/wiki/Troubleshooting_Instructions:_Power-Distribution</text:a></text:p>
            <text:p/>
            <text:p>Please escalate this to Level2 or if no level2 is available, refer to the oncall level2 located here </text:p>
            <text:p>http://dcmain/support/oncall/index.html </text:p>
            <text:p/>
            <text:p>If any Level2 does not respond, please escalate to Sohrab Falahatkar</text:p>
            <text:p><text:s/></text:p>
            <text:p>Interface/Reason: %parm[all]%</text:p>
            <text:p/>
            <text:p>DVMonitoring"</text:p>
          </table:table-cell>
          <table:table-cell table:number-columns-repeated="1017"/>
        </table:table-row>
        <table:table-row table:style-name="ro6">
          <table:table-cell office:value-type="string">
            <text:p>Power-Distribution_Major_DNOC_SYS</text:p>
          </table:table-cell>
          <table:table-cell office:value-type="string">
            <text:p>nodedown</text:p>
          </table:table-cell>
          <table:table-cell office:value-type="string">
            <text:p>Power-Distribution node down</text:p>
          </table:table-cell>
          <table:table-cell office:value-type="string">
            <text:p>(building=='Power-Distribution')</text:p>
          </table:table-cell>
          <table:table-cell office:value-type="string">
            <text:p>DNOC_sys</text:p>
          </table:table-cell>
          <table:table-cell office:value-type="string">
            <text:p>%nodelabel% - %interface% - (%service%) DOWN - Please restore service.</text:p>
          </table:table-cell>
          <table:table-cell office:value-type="string">
            <text:p>"Timestamp: %time%</text:p>
            <text:p>-------------------------------------------------------------</text:p>
            <text:p>Node %nodelabel% - %interface% - %service% has stopped responding.</text:p>
            <text:p/>
            <text:p>This alarm indicates that a particular service %service% on the %interface% is no longer responding.</text:p>
            <text:p/>
            <text:p>Please refer to the troubleshooting instructions here:</text:p>
            <text:p/>
            <text:p><text:a xlink:href="http://wiki.dv/wiki/Troubleshooting_Instructions:_Power-Distribution">http://wiki.dv/wiki/Troubleshooting_Instructions:_Power-Distribution</text:a></text:p>
            <text:p/>
            <text:p>Please escalate this to Level2 or if no level2 is available, refer to the oncall level2 located here </text:p>
            <text:p>http://dcmain/support/oncall/index.html </text:p>
            <text:p/>
            <text:p>If any Level2 does not respond, please escalate to Sohrab Falahatkar</text:p>
            <text:p><text:s/></text:p>
            <text:p>Interface/Reason: %parm[all]%</text:p>
            <text:p/>
            <text:p>DVMonitoring"</text:p>
          </table:table-cell>
          <table:table-cell table:number-columns-repeated="1017"/>
        </table:table-row>
        <table:table-row table:style-name="ro6">
          <table:table-cell office:value-type="string">
            <text:p>Storage_Minor_DNOC_SYS</text:p>
          </table:table-cell>
          <table:table-cell office:value-type="string">
            <text:p>nodeLostService</text:p>
          </table:table-cell>
          <table:table-cell office:value-type="string">
            <text:p>Storage interface down</text:p>
          </table:table-cell>
          <table:table-cell office:value-type="string">
            <text:p>(building=='Storage') &amp; (isHTTP | isHTTPS | isICMP | isSNMP | isSSH | isFTP)</text:p>
          </table:table-cell>
          <table:table-cell office:value-type="string">
            <text:p>DNOC_sys</text:p>
          </table:table-cell>
          <table:table-cell office:value-type="string">
            <text:p>%nodelabel% - %interface% - (%service%) DOWN - Please restore service.</text:p>
          </table:table-cell>
          <table:table-cell office:value-type="string">
            <text:p>"Timestamp: %time%</text:p>
            <text:p>-------------------------------------------------------------</text:p>
            <text:p>Node %nodelabel% - %interface% - %service% has stopped responding.</text:p>
            <text:p/>
            <text:p>This alarm indicates that a particular service %service% on the %interface% is no longer responding.</text:p>
            <text:p/>
            <text:p>Please refer to the troubleshooting instructions here:</text:p>
            <text:p/>
            <text:p><text:a xlink:href="http://wiki.dv/wiki/Troubleshooting_Instructions:_Storage">http://wiki.dv/wiki/Troubleshooting_Instructions:_Storage</text:a></text:p>
            <text:p/>
            <text:p>Please escalate this to Level2 or if no level2 is available, refer to the oncall level2 located here </text:p>
            <text:p>http://dcmain/support/oncall/index.html </text:p>
            <text:p/>
            <text:p>If any Level2 does not respond, please escalate to Sohrab Falahatkar</text:p>
            <text:p><text:s/></text:p>
            <text:p>Interface/Reason: %parm[all]%</text:p>
            <text:p/>
            <text:p>DVMonitoring"</text:p>
          </table:table-cell>
          <table:table-cell table:number-columns-repeated="1017"/>
        </table:table-row>
        <table:table-row table:style-name="ro6">
          <table:table-cell office:value-type="string">
            <text:p>Storage_Major_DNOC_SYS</text:p>
          </table:table-cell>
          <table:table-cell office:value-type="string">
            <text:p>nodedown</text:p>
          </table:table-cell>
          <table:table-cell office:value-type="string">
            <text:p>Storage node down</text:p>
          </table:table-cell>
          <table:table-cell office:value-type="string">
            <text:p>(building=='Storage')</text:p>
          </table:table-cell>
          <table:table-cell office:value-type="string">
            <text:p>DNOC_sys</text:p>
          </table:table-cell>
          <table:table-cell office:value-type="string">
            <text:p>%nodelabel% - %interface% - (%service%) DOWN - Please restore service.</text:p>
          </table:table-cell>
          <table:table-cell office:value-type="string">
            <text:p>"Timestamp: %time%</text:p>
            <text:p>-------------------------------------------------------------</text:p>
            <text:p>Node %nodelabel% - %interface% - %service% has stopped responding.</text:p>
            <text:p/>
            <text:p>This alarm indicates that a particular service %service% on the %interface% is no longer responding.</text:p>
            <text:p/>
            <text:p>Please refer to the troubleshooting instructions here:</text:p>
            <text:p/>
            <text:p><text:a xlink:href="http://wiki.dv/wiki/Troubleshooting_Instructions:_Storage">http://wiki.dv/wiki/Troubleshooting_Instructions:_Storage</text:a></text:p>
            <text:p/>
            <text:p>Please escalate this to Level2 or if no level2 is available, refer to the oncall level2 located here </text:p>
            <text:p>http://dcmain/support/oncall/index.html </text:p>
            <text:p/>
            <text:p>If any Level2 does not respond, please escalate to Sohrab Falahatkar</text:p>
            <text:p><text:s/></text:p>
            <text:p>Interface/Reason: %parm[all]%</text:p>
            <text:p/>
            <text:p>DVMonitoring"</text:p>
          </table:table-cell>
          <table:table-cell table:number-columns-repeated="1017"/>
        </table:table-row>
        <table:table-row table:style-name="ro9">
          <table:table-cell office:value-type="string">
            <text:p>Ticketing_Major_DNOC_all</text:p>
          </table:table-cell>
          <table:table-cell office:value-type="string">
            <text:p>nodedown</text:p>
          </table:table-cell>
          <table:table-cell office:value-type="string">
            <text:p>Ticketing node down</text:p>
          </table:table-cell>
          <table:table-cell office:value-type="string">
            <text:p>(building=='Ticketing')</text:p>
          </table:table-cell>
          <table:table-cell office:value-type="string">
            <text:p>DNOC_all</text:p>
          </table:table-cell>
          <table:table-cell office:value-type="string">
            <text:p>DNOC %nodelabel% - %interface% - (%service%) DOWN - Please restore service.</text:p>
          </table:table-cell>
          <table:table-cell office:value-type="string">
            <text:p>Timestamp: %time%</text:p>
            <text:p>-------------------------------------------------------------</text:p>
            <text:p>DMC Node %nodelabel% - %interface% - %service% has stopped responding.</text:p>
            <text:p/>
            <text:p>This alarm indicates that a particular service on the %interface% is no</text:p>
            <text:p>longer responding.</text:p>
            <text:p/>
            <text:p>Please escalate this to Level2 or if no level2 is available, refer to the</text:p>
            <text:p>oncall level2 located here</text:p>
            <text:p>http://dcmain/support/oncall/index.html</text:p>
            <text:p/>
            <text:p>If any Level2 does not respond, please escalate to Sohrab Falahatkar</text:p>
            <text:p/>
            <text:p><text:s/></text:p>
            <text:p>Interface/Reason: %parm[all]%</text:p>
            <text:p/>
            <text:p>DVMonitoring</text:p>
            <text:p/>
            <text:p>None of the alerts should go to Systems for ticketing.</text:p>
          </table:table-cell>
          <table:table-cell table:number-columns-repeated="1017"/>
        </table:table-row>
        <table:table-row table:style-name="ro9">
          <table:table-cell office:value-type="string">
            <text:p>Ticketing_Minor_DNOC_all</text:p>
          </table:table-cell>
          <table:table-cell office:value-type="string">
            <text:p>nodeLostService</text:p>
          </table:table-cell>
          <table:table-cell office:value-type="string">
            <text:p>Ticketing interface down</text:p>
          </table:table-cell>
          <table:table-cell office:value-type="string">
            <text:p>(building=='Ticketing') &amp; (isHTTP <text:s/>| isICMP | isSNMP | isC2-Server-Daemon | isC2-Intermail-Daemon | isC2-Interaction-Daemon)</text:p>
          </table:table-cell>
          <table:table-cell office:value-type="string">
            <text:p>DNOC_all</text:p>
          </table:table-cell>
          <table:table-cell office:value-type="string">
            <text:p>DNOC %nodelabel% - %interface% - (%service%) DOWN - Please restore service.</text:p>
          </table:table-cell>
          <table:table-cell office:value-type="string">
            <text:p>Timestamp: %time%</text:p>
            <text:p>-------------------------------------------------------------</text:p>
            <text:p>DMC Node %nodelabel% - %interface% - %service% has stopped responding.</text:p>
            <text:p/>
            <text:p>This alarm indicates that a particular service on the %interface% is no</text:p>
            <text:p>longer responding.</text:p>
            <text:p/>
            <text:p>Please escalate this to Level2 or if no level2 is available, refer to the</text:p>
            <text:p>oncall level2 located here</text:p>
            <text:p>http://dcmain/support/oncall/index.html</text:p>
            <text:p/>
            <text:p>If any Level2 does not respond, please escalate to Sohrab Falahatkar</text:p>
            <text:p/>
            <text:p><text:s/></text:p>
            <text:p>Interface/Reason: %parm[all]%</text:p>
            <text:p/>
            <text:p>DVMonitoring</text:p>
            <text:p/>
            <text:p>None of the alerts should go to Systems for ticketing.</text:p>
          </table:table-cell>
          <table:table-cell table:number-columns-repeated="1017"/>
        </table:table-row>
        <table:table-row table:style-name="ro6">
          <table:table-cell office:value-type="string">
            <text:p>Virtualization_Minor_DNOC_SYS</text:p>
          </table:table-cell>
          <table:table-cell office:value-type="string">
            <text:p>nodeLostService</text:p>
          </table:table-cell>
          <table:table-cell office:value-type="string">
            <text:p>Virtualization interface down</text:p>
          </table:table-cell>
          <table:table-cell office:value-type="string">
            <text:p>(building=='Virtualization') &amp; ( isICMP | isSNMP | isSSH)</text:p>
          </table:table-cell>
          <table:table-cell office:value-type="string">
            <text:p>DNOC_sys</text:p>
          </table:table-cell>
          <table:table-cell office:value-type="string">
            <text:p>%nodelabel% - %interface% - (%service%) DOWN - Please restore service.</text:p>
          </table:table-cell>
          <table:table-cell office:value-type="string">
            <text:p>"Timestamp: %time%</text:p>
            <text:p>-------------------------------------------------------------</text:p>
            <text:p>Node %nodelabel% - %interface% - %service% has stopped responding.</text:p>
            <text:p/>
            <text:p>This alarm indicates that a particular service %service% on the %interface% is no longer responding.</text:p>
            <text:p/>
            <text:p>Please refer to the troubleshooting instructions here:</text:p>
            <text:p/>
            <text:p><text:a xlink:href="http://wiki.dv/wiki/Troubleshooting_Instructions:_Virtualization">http://wiki.dv/wiki/Troubleshooting_Instructions:_Virtualization</text:a></text:p>
            <text:p/>
            <text:p>Please escalate this to Level2 or if no level2 is available, refer to the oncall level2 located here </text:p>
            <text:p>http://dcmain/support/oncall/index.html </text:p>
            <text:p/>
            <text:p>If any Level2 does not respond, please escalate to Sohrab Falahatkar</text:p>
            <text:p><text:s/></text:p>
            <text:p>Interface/Reason: %parm[all]%</text:p>
            <text:p/>
            <text:p>DVMonitoring"</text:p>
          </table:table-cell>
          <table:table-cell table:number-columns-repeated="1017"/>
        </table:table-row>
        <table:table-row table:style-name="ro6">
          <table:table-cell office:value-type="string">
            <text:p>Virtualization_Major__DNOC_SYS</text:p>
          </table:table-cell>
          <table:table-cell office:value-type="string">
            <text:p>nodedown</text:p>
          </table:table-cell>
          <table:table-cell office:value-type="string">
            <text:p>Virtualization node down</text:p>
          </table:table-cell>
          <table:table-cell office:value-type="string">
            <text:p>(building=='Virtualization')</text:p>
          </table:table-cell>
          <table:table-cell office:value-type="string">
            <text:p>DNOC_sys</text:p>
          </table:table-cell>
          <table:table-cell office:value-type="string">
            <text:p>%nodelabel% - %interface% - (%service%) DOWN - Please restore service.</text:p>
          </table:table-cell>
          <table:table-cell office:value-type="string">
            <text:p>"Timestamp: %time%</text:p>
            <text:p>-------------------------------------------------------------</text:p>
            <text:p>Node %nodelabel% - %interface% - %service% has stopped responding.</text:p>
            <text:p/>
            <text:p>This alarm indicates that a particular service %service% on the %interface% is no longer responding.</text:p>
            <text:p/>
            <text:p>Please refer to the troubleshooting instructions here:</text:p>
            <text:p/>
            <text:p><text:a xlink:href="http://wiki.dv/wiki/Troubleshooting_Instructions:_Virtualization">http://wiki.dv/wiki/Troubleshooting_Instructions:_Virtualization</text:a></text:p>
            <text:p/>
            <text:p>Please escalate this to Level2 or if no level2 is available, refer to the oncall level2 located here </text:p>
            <text:p>http://dcmain/support/oncall/index.html </text:p>
            <text:p/>
            <text:p>If any Level2 does not respond, please escalate to Sohrab Falahatkar</text:p>
            <text:p><text:s/></text:p>
            <text:p>Interface/Reason: %parm[all]%</text:p>
            <text:p/>
            <text:p>DVMonitoring"</text:p>
          </table:table-cell>
          <table:table-cell table:number-columns-repeated="1017"/>
        </table:table-row>
        <table:table-row table:style-name="ro6">
          <table:table-cell office:value-type="string">
            <text:p>Web_Minor_DNOC_SYS</text:p>
          </table:table-cell>
          <table:table-cell office:value-type="string">
            <text:p>nodeLostService</text:p>
          </table:table-cell>
          <table:table-cell office:value-type="string">
            <text:p>Web interface down</text:p>
          </table:table-cell>
          <table:table-cell office:value-type="string">
            <text:p>(building=='Web') &amp; (isHTTP | isHTTPS | isICMP | isSNMP) &amp;amp! !(IPADDR IPLIKE 172.30.64.101 | IPADDR IPLIKE 172.30.64.102 | IPADDR IPLIKE 172.30.64.103)</text:p>
          </table:table-cell>
          <table:table-cell office:value-type="string">
            <text:p>DNOC_sys</text:p>
          </table:table-cell>
          <table:table-cell office:value-type="string">
            <text:p>%nodelabel% - %interface% - (%service%) DOWN - Please restore service.</text:p>
          </table:table-cell>
          <table:table-cell office:value-type="string">
            <text:p><text:span text:style-name="T1">"Timestamp: %time%</text:span></text:p>
            <text:p><text:span text:style-name="T1">-------------------------------------------------------------</text:span></text:p>
            <text:p><text:span text:style-name="T1">Node %nodelabel% - %interface% - %service% has stopped responding.</text:span></text:p>
            <text:p><text:span text:style-name="T1"/></text:p>
            <text:p><text:span text:style-name="T1">This alarm indicates that a particular service %service% on the %interface% is no longer responding.</text:span></text:p>
            <text:p><text:span text:style-name="T1"/></text:p>
            <text:p><text:span text:style-name="T1">Please refer to the troubleshooting instructions here:</text:span></text:p>
            <text:p><text:span text:style-name="T1"/></text:p>
            <text:p><text:span text:style-name="T1">http://wiki.dv/wiki/Troubleshooting_Instructions:_Web</text:span></text:p>
            <text:p><text:span text:style-name="T1"/></text:p>
            <text:p><text:span text:style-name="T1">Please escalate this to Level2 or if no level2 is available, refer to the oncall level2 located here </text:span></text:p>
            <text:p><text:span text:style-name="T1">http://dcmain/support/oncall/index.html </text:span></text:p>
            <text:p><text:span text:style-name="T1"/></text:p>
            <text:p><text:span text:style-name="T1">If any Level2 does not respond, please escalate to Sohrab Falahatkar</text:span></text:p>
            <text:p><text:span text:style-name="T1"><text:s/></text:span></text:p>
            <text:p><text:span text:style-name="T1">Interface/Reason: %parm[all]%</text:span></text:p>
            <text:p><text:span text:style-name="T1"/></text:p>
            <text:p><text:span text:style-name="T1">DVMonitoring"</text:span></text:p>
          </table:table-cell>
          <table:table-cell table:number-columns-repeated="1017"/>
        </table:table-row>
        <table:table-row table:style-name="ro6">
          <table:table-cell office:value-type="string">
            <text:p>Web_Major_DNOC_SYS</text:p>
          </table:table-cell>
          <table:table-cell office:value-type="string">
            <text:p>nodedown</text:p>
          </table:table-cell>
          <table:table-cell office:value-type="string">
            <text:p>Web node down</text:p>
          </table:table-cell>
          <table:table-cell office:value-type="string">
            <text:p>(building=='Web')</text:p>
          </table:table-cell>
          <table:table-cell office:value-type="string">
            <text:p>DNOC_sys</text:p>
          </table:table-cell>
          <table:table-cell office:value-type="string">
            <text:p>%nodelabel% - %interface% - (%service%) DOWN - Please restore service.</text:p>
          </table:table-cell>
          <table:table-cell office:value-type="string">
            <text:p>"Timestamp: %time%</text:p>
            <text:p>-------------------------------------------------------------</text:p>
            <text:p>Node %nodelabel% - %interface% - %service% has stopped responding.</text:p>
            <text:p/>
            <text:p>This alarm indicates that a particular service %service% on the %interface% is no longer responding.</text:p>
            <text:p/>
            <text:p>Please refer to the troubleshooting instructions here:</text:p>
            <text:p/>
            <text:p>http://wiki.dv/wiki/Troubleshooting_Instructions:_Web</text:p>
            <text:p/>
            <text:p>Please escalate this to Level2 or if no level2 is available, refer to the oncall level2 located here </text:p>
            <text:p>http://dcmain/support/oncall/index.html </text:p>
            <text:p/>
            <text:p>If any Level2 does not respond, please escalate to Sohrab Falahatkar</text:p>
            <text:p><text:s/></text:p>
            <text:p>Interface/Reason: %parm[all]%</text:p>
            <text:p/>
            <text:p>DVMonitoring"</text:p>
          </table:table-cell>
          <table:table-cell table:number-columns-repeated="1017"/>
        </table:table-row>
        <table:table-row table:style-name="ro10">
          <table:table-cell office:value-type="string">
            <text:p>Phone-System_Minor_DNOC_SYS</text:p>
          </table:table-cell>
          <table:table-cell office:value-type="string">
            <text:p>nodeLostService</text:p>
          </table:table-cell>
          <table:table-cell office:value-type="string">
            <text:p>Phone-System interface down</text:p>
          </table:table-cell>
          <table:table-cell office:value-type="string">
            <text:p>(building=='Phone-System') &amp; (isVoicemail-Pro-Service | isICMP | isSNMP) &amp; !(IPADDR IPLIKE 172.30.20.12)</text:p>
          </table:table-cell>
          <table:table-cell office:value-type="string">
            <text:p>DNOC_sys</text:p>
          </table:table-cell>
          <table:table-cell office:value-type="string">
            <text:p>%nodelabel% - %interface% - (%service%) DOWN - Please restore service.</text:p>
          </table:table-cell>
          <table:table-cell office:value-type="string">
            <text:p>"Timestamp: %time%</text:p>
            <text:p>-------------------------------------------------------------</text:p>
            <text:p>Node %nodelabel% - %interface% - %service% has stopped responding.</text:p>
            <text:p/>
            <text:p>This alarm indicates that a particular service %service% on the %interface% is no longer responding.</text:p>
            <text:p/>
            <text:p>Please escalate this to Level2 or if no level2 is available, refer to the oncall level2 located here </text:p>
            <text:p>http://dcmain/support/oncall/index.html </text:p>
            <text:p/>
            <text:p>If any Level2 does not respond, please escalate to Sohrab Falahatkar</text:p>
            <text:p><text:s/></text:p>
            <text:p>Interface/Reason: %parm[all]%</text:p>
            <text:p/>
            <text:p>DVMonitoring"</text:p>
          </table:table-cell>
          <table:table-cell table:number-columns-repeated="1017"/>
        </table:table-row>
        <table:table-row table:style-name="ro11">
          <table:table-cell office:value-type="string">
            <text:p>Phone-System_Major_DNOC_SYS</text:p>
          </table:table-cell>
          <table:table-cell office:value-type="string">
            <text:p>nodedown</text:p>
          </table:table-cell>
          <table:table-cell office:value-type="string">
            <text:p>Phone-System node down</text:p>
          </table:table-cell>
          <table:table-cell office:value-type="string">
            <text:p>(building=='Phone-System') &amp; !(IPADDR IPLIKE 172.30.20.12)</text:p>
          </table:table-cell>
          <table:table-cell office:value-type="string">
            <text:p>DNOC_sys</text:p>
          </table:table-cell>
          <table:table-cell office:value-type="string">
            <text:p>Node: %nodelabel% is DOWN, escalate immediately</text:p>
          </table:table-cell>
          <table:table-cell office:value-type="string">
            <text:p>"Timestamp: %time%</text:p>
            <text:p>-------------------------------------------------------------</text:p>
            <text:p>Node %nodelabel% - %interface% - %service% has stopped responding.</text:p>
            <text:p/>
            <text:p>This alarm indicates that a particular service %service% on the %interface% is no longer responding.</text:p>
            <text:p/>
            <text:p>Please escalate this to Level2 or if no level2 is available, refer to the oncall level2 located here </text:p>
            <text:p>http://dcmain/support/oncall/index.html </text:p>
            <text:p/>
            <text:p>If any Level2 does not respond, please escalate to Sohrab Falahatkar</text:p>
            <text:p><text:s/></text:p>
            <text:p>Interface/Reason: %parm[all]%</text:p>
            <text:p/>
            <text:p>DVMonitoring"</text:p>
          </table:table-cell>
          <table:table-cell table:number-columns-repeated="1017"/>
        </table:table-row>
        <table:table-row table:style-name="ro12">
          <table:table-cell office:value-type="string">
            <text:p>VOIP_Reporter_Minor_DNOC_SYS</text:p>
          </table:table-cell>
          <table:table-cell office:value-type="string">
            <text:p>nodeLostService</text:p>
          </table:table-cell>
          <table:table-cell office:value-type="string">
            <text:p>Phone-System interface down</text:p>
          </table:table-cell>
          <table:table-cell office:value-type="string">
            <text:p>(building=='Phone-System') &amp; (isVoicemail-Pro-Service | isICMP | isSNMP) &amp; (IPADDR IPLIKE 172.30.20.12)</text:p>
          </table:table-cell>
          <table:table-cell office:value-type="string">
            <text:p>DNOC_systems</text:p>
          </table:table-cell>
          <table:table-cell office:value-type="string">
            <text:p>%nodelabel% - %interface% - (%service%) DOWN - Please restore service.</text:p>
          </table:table-cell>
          <table:table-cell office:value-type="string">
            <text:p/>
            <text:p>"Timestamp: %time%</text:p>
            <text:p>-------------------------------------------------------------</text:p>
            <text:p>Node %nodelabel% - %interface% - %service% has stopped responding.</text:p>
            <text:p/>
            <text:p><text:s/>This alarm indicates that a particular service %service% on the %interface% is no</text:p>
            <text:p><text:s/>longer responding.</text:p>
            <text:p/>
            <text:p><text:s/>Validate whether the service is responding or not. If needed escalate to the Systems team to investigate connectivity. If ICMP is down, see you if can ping the %interface% interface. If SNMP is down, see if you can SNMPwalk the server. If the Voicemail-Pro-Service is offline, please validate by connecting to the voicemail pro server and attempting to open the VMPro application as well attmepting to call the Datavalet Support line and see if it rings on someones phone. </text:p>
            <text:p/>
            <text:p>Interface/Reason: %parm[all]%</text:p>
            <text:p/>
            <text:p>DVMonitoring"</text:p>
          </table:table-cell>
          <table:table-cell table:number-columns-repeated="1017"/>
        </table:table-row>
        <table:table-row table:style-name="ro11">
          <table:table-cell office:value-type="string">
            <text:p>VOIP_Reporter_Major_DNOC_SYS</text:p>
          </table:table-cell>
          <table:table-cell office:value-type="string">
            <text:p>nodedown</text:p>
          </table:table-cell>
          <table:table-cell office:value-type="string">
            <text:p>Phone-System node down</text:p>
          </table:table-cell>
          <table:table-cell office:value-type="string">
            <text:p>(building=='Phone-System') &amp; (IPADDR IPLIKE 172.30.20.12)</text:p>
          </table:table-cell>
          <table:table-cell office:value-type="string">
            <text:p>DNOC_systems</text:p>
          </table:table-cell>
          <table:table-cell office:value-type="string">
            <text:p>Node: %nodelabel% is DOWN, Investigate immediately</text:p>
          </table:table-cell>
          <table:table-cell office:value-type="string">
            <text:p>"Timestamp: %time%</text:p>
            <text:p>-------------------------------------------------------------</text:p>
            <text:p>Node %nodelabel% has stopped responding.</text:p>
            <text:p/>
            <text:p>This alarm indicates that %nodelabel% is DOWN.</text:p>
            <text:p/>
            <text:p>Validate whether the service is responding or not. Please validate by connecting to the voicemail pro server and attempting to open the VMPro application as well attmepting to call the Datavalet Support line and see if it rings on someones phone. </text:p>
            <text:p>If needed escalate to the Systems team to investigate connectivity. </text:p>
            <text:p/>
            <text:p>Interface/Reason: %parm[all]%</text:p>
            <text:p/>
            <text:p>DVMonitoring"</text:p>
          </table:table-cell>
          <table:table-cell table:number-columns-repeated="1017"/>
        </table:table-row>
        <table:table-row table:style-name="ro13">
          <table:table-cell table:style-name="ce3"/>
          <table:table-cell table:number-columns-repeated="1023"/>
        </table:table-row>
        <table:table-row table:style-name="ro13" table:number-rows-repeated="1048541">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Liberation Sans1" svg:font-family="'Liberation Sans'"/>
    <style:font-face style:name="Verdana1" svg:font-family="Verdana"/>
    <style:font-face style:name="Verdana" svg:font-family="Verdana"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Liberation Sans1" fo:font-size="11pt" style:font-name-asian="Liberation Sans1" style:font-size-asian="11pt" style:font-name-complex="Liberation Sans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0in"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27">00/00/0000</text:date>, <text:time style:data-style-name="N2" text:time-value="0000-00-00T16:37:44">?</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initial-creator>syawar</meta:initial-creator>
    <dc:creator>syawar </dc:creator>
    <meta:creation-date>2013-01-07T15:01:26Z</meta:creation-date>
    <dc:date>2013-02-27T16:38:38</dc:date>
    <meta:editing-cycles>44</meta:editing-cycles>
    <meta:editing-duration>PT6H11M14S</meta:editing-duration>
    <meta:document-statistic meta:table-count="1" meta:cell-count="231" meta:object-count="0"/>
  </office:meta>
</office:document-meta>
</file>